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  <style:style style:name="P2" style:family="paragraph" style:parent-style-name="Standard">
      <style:text-properties officeooo:paragraph-rsid="0017f0a9"/>
    </style:style>
    <style:style style:name="P3" style:family="paragraph" style:parent-style-name="Standard">
      <style:text-properties officeooo:rsid="001b3e13" officeooo:paragraph-rsid="001b3e13"/>
    </style:style>
    <style:style style:name="T1" style:family="text">
      <style:text-properties officeooo:rsid="00194bc0"/>
    </style:style>
    <style:style style:name="T2" style:family="text">
      <style:text-properties officeooo:rsid="001c06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PPLICATION</text:p>
      <text:p text:style-name="P1">La soluzione semplice per gestire le tue attività <text:span text:style-name="T2">aziendali</text:span></text:p>
      <text:p text:style-name="P1"/>
      <text:p text:style-name="P1">Welcome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afe</text:p>
      <text:p text:style-name="P1">Your data is protected with advanced technologies.</text:p>
      <text:p text:style-name="P1"/>
      <text:p text:style-name="P1">Fast</text:p>
      <text:p text:style-name="P1">Prestazioni ottimizzate per risparmiare tempo.</text:p>
      <text:p text:style-name="P1"/>
      <text:p text:style-name="P1">NOTIFICATIONS</text:p>
      <text:p text:style-name="P1">You have 1 notification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3">Test sui salvataggi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6:43:54.682000000</dc:date>
    <meta:editing-duration>PT11M49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101" meta:character-count="697" meta:non-whitespace-character-count="620"/>
  </office:meta>
</office:document-meta>
</file>